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8"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039319897705107094"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5301028311463491527"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1384907600978038325"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302697483379329193"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4341729998329549185"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386931942277543146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1582889"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1039258943648652664"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2552452456194634111"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7183472138378909774"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1072615514116569395"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879509270351654005"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6206131248237264736"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8408452135216570825"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327192846205645764"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4234993866405361829"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7316729073052865167" text:style-name="L16">
        <text:list-item>
          <text:p text:style-name="P30">Implement deploy mage button DONE</text:p>
        </text:list-item>
      </text:list>
      <text:p text:style-name="P1">Implement Ranger Class</text:p>
      <text:list xml:id="list557930229732473814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562050743954297982"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018841527754963690" text:style-name="L19">
        <text:list-item>
          <text:p text:style-name="P33">single target damage effect </text:p>
        </text:list-item>
        <text:list-item>
          <text:p text:style-name="P33">aoe damage effect DONE</text:p>
        </text:list-item>
      </text:list>
      <text:p text:style-name="P1">Fix knockdown/standup on defenders DONE</text:p>
      <text:list xml:id="list4108782863035980847"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820823450249210889"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4535559697469473"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28393136166131804"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261604864703578697"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5938156496008693853"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396056708753510023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7080991006960116367"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5792658041119934676"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707195537799677326" text:style-name="L29">
        <text:list-item>
          <text:p text:style-name="P43">Clean up UI</text:p>
          <text:list>
            <text:list-item>
              <text:p text:style-name="P43">Replace all text components with tmpro</text:p>
            </text:list-item>
          </text:list>
        </text:list-item>
      </text:list>
      <text:list xml:id="list6474474467012348866"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983189393269256301"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5307627293215948275"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5200125189695569761" text:style-name="L33">
        <text:list-item>
          <text:p text:style-name="P47">Fix level load/tile issues DONE</text:p>
          <text:list>
            <text:list-item>
              <text:p text:style-name="P47">defenders and enemies shouldn't be placed on occupied tiles</text:p>
            </text:list-item>
          </text:list>
        </text:list-item>
      </text:list>
      <text:list xml:id="list3769028546623167429"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7693939391624064359"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2002665979021440446"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3426546166509229985"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4655420020104355709"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2511007199557082825"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1024774256544161451"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482317884291401511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1605096" text:continue-list="list1024774256544161451"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973597765028624835"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5246376358172163018"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5518829752628046964"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4292856178867419182"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3278167458636969472"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333602033338033486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6653644619813877623"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371412198635713967"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615271664042148433"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693095682255664280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2183663228766104011"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7856742342731717242"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7954871820025594715"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299">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8871749974245500301"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8241606807442644289"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4857595882360252554"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1003869378401338679"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1589628" text:continue-list="list8241606807442644289"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5752497059831735893"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7296466012248287844"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1513475222893289349"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844581809528138750"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9118909806700742121"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7403203533551521814"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6514672821357366663"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220184703195490854"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2347098652479003521"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2409764224755763696"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8112163664361625109"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7858023377163536653"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4220364620162628033"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392822289832088151"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6670353208458915106"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2214994486914532224"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091170939696066341" text:style-name="L75">
        <text:list-item>
          <text:p text:style-name="P81">create a visuals/tiles/background surronding the tiles DONE</text:p>
          <text:list>
            <text:list-item>
              <text:p text:style-name="P81">could use water tiles to make a BG. DONE</text:p>
            </text:list-item>
          </text:list>
        </text:list-item>
      </text:list>
      <text:list xml:id="list1920109343491068770"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5974917515962381007"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7954327028295321991"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4217147670923087191"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9077010861217318364"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275398415356890083"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044322441948089581" text:style-name="L82">
        <text:list-item>
          <text:p text:style-name="P87">Refactor UI canvas scripts (world map, roster, etc) DONE</text:p>
          <text:list>
            <text:list-item>
              <text:p text:style-name="P87">create visual parent objects for the static classes DONE</text:p>
            </text:list-item>
          </text:list>
        </text:list-item>
      </text:list>
      <text:list xml:id="list504462724518054070" text:style-name="L83">
        <text:list-item>
          <text:p text:style-name="P88">Refactor and update enemy scripts/abilities DONE</text:p>
          <text:p text:style-name="P88"/>
        </text:list-item>
      </text:list>
      <text:p text:style-name="P6">Sprint 32: New traits and passives (completed 15/9/19)</text:p>
      <text:list xml:id="list6912115749059870242"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852757980183120712"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640757907868377295"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5474843124415902497"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8417344756402183300"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4448753497221349320"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1906828762871672280" text:style-name="L90">
        <text:list-item>
          <text:p text:style-name="P95">New Scripts</text:p>
        </text:list-item>
      </text:list>
      <text:list xml:id="list5106899426283505007"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435364109434858990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656222841405946189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7635918338144133678" text:style-name="L94">
        <text:list-item>
          <text:p text:style-name="P99">Camoflage</text:p>
        </text:list-item>
      </text:list>
      <text:list xml:id="list567168167103469890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2829999590464707873"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1005490898007331488" text:style-name="L97">
        <text:list-item>
          <text:p text:style-name="P102"><text:s/>See notes in design notes document</text:p>
        </text:list-item>
      </text:list>
      <text:p text:style-name="P6">Sprint 39: Rework Necromancer enemy (completed 28/10/19)</text:p>
      <text:list xml:id="list3833005299900272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176972853839573067"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41593459" text:continue-list="list1920109343491068770"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1590507"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1246051161852929861" text:style-name="L100">
        <text:list-item>
          <text:p text:style-name="P106">review scripts from sci fi game</text:p>
        </text:list-item>
      </text:list>
      <text:p text:style-name="P6">Sprint 43: Reward Screen updates + UI view updates (completed 31/10/19)</text:p>
      <text:list xml:id="list8026592236289560675"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604934320100762707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41587724" text:continue-list="list41590507"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5926573108486898781"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3924481761589259961"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8024294076942192779" text:style-name="L105">
        <text:list-item>
          <text:p text:style-name="P111">Update script/ai logic DONE</text:p>
        </text:list-item>
        <text:list-item>
          <text:p text:style-name="P111">Play test/balance/debug DONE</text:p>
        </text:list-item>
      </text:list>
      <text:list xml:id="list6190433214805559365"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4175735432473731268"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1428171187217206172"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3043888086295552124"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6769777202506409456"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7551336878432421008"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1797354262985121282"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41605766" text:continue-list="list3924481761589259961" text:style-name="L104">
        <text:list-item>
          <text:p text:style-name="P110"><text:soft-page-break/>Rework abilities DONE</text:p>
        </text:list-item>
      </text:list>
      <text:list xml:id="list8998789819909690144"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438056100586071668"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1600949358974194952"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8124760134426597440"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01324381174855463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41581903"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3514001341291326194"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895674054776838583"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3744161636400303956"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46869124804231721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3690578377339794991"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8985164997591418429"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6741125296790385892"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4876091134705194016"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2067541796317853427"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9059581860102206152" text:style-name="L127">
        <text:list-item>
          <text:p text:style-name="P133">Skeleton Warrior</text:p>
          <text:list>
            <text:list-item>
              <text:p text:style-name="P133">update code logic for guard ability DONE</text:p>
            </text:list-item>
          </text:list>
        </text:list-item>
      </text:list>
      <text:list xml:id="list229083823191910598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58482624888233590"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417549266469807472"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4739792695038389875"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329426423542245126"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7288105315333315739"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3370907088819487603" text:style-name="L134">
        <text:list-item>
          <text:p text:style-name="P140">when character is killed, their activation isnt instantly destroyed, instead it fades out gradually, or plays some nice visual effect (e.g. burning up) DONE</text:p>
        </text:list-item>
      </text:list>
      <text:list xml:id="list41597808" text:continue-list="list7288105315333315739"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6498393019419828278"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200396065743250264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4808274288073849128" text:style-name="L137">
        <text:list-item>
          <text:p text:style-name="P143">Movement</text:p>
        </text:list-item>
      </text:list>
      <text:list xml:id="list2536103972784333681" text:style-name="L138">
        <text:list-item>
          <text:p text:style-name="P144">free strike event occurs BEFORE character moves away DONE</text:p>
        </text:list-item>
      </text:list>
      <text:p text:style-name="P2">UI</text:p>
      <text:list xml:id="list6667306904643598393" text:style-name="L139">
        <text:list-item>
          <text:p text:style-name="P145">Status icon panel fades in and out DONE</text:p>
        </text:list-item>
      </text:list>
      <text:list xml:id="list47750910673707583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7674361172159012325" text:style-name="L141">
        <text:list-item>
          <text:p text:style-name="P147">text logic also edits ability info panel text fields (just for the starting defender abilities) DONE</text:p>
        </text:list-item>
      </text:list>
      <text:p text:style-name="P2">Play Test</text:p>
      <text:list xml:id="list4687084454550105720" text:style-name="L142">
        <text:list-item>
          <text:p text:style-name="P148">Play the game and hunt/squash bugs</text:p>
        </text:list-item>
      </text:list>
      <text:p text:style-name="P2">Controls</text:p>
      <text:list xml:id="list8754822803819256596"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8092108537430459426" text:style-name="L144">
        <text:list-header>
          <text:p text:style-name="P150"/>
        </text:list-header>
      </text:list>
      <text:p text:style-name="P6">Sprint 66: More Mystery Encounters</text:p>
      <text:list xml:id="list2956367663023463813" text:style-name="L145">
        <text:list-item>
          <text:p text:style-name="P151">Add 4 more mystery encounters to the game</text:p>
        </text:list-item>
      </text:list>
      <text:list xml:id="list41595678" text:continue-list="list3690578377339794991"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4276648982548713656"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7340363612256443362"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2002835819268977920"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8443192857912385492"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4168606957874377257"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5443555308197282995"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6496723262331787824"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7719949655140483609"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8508911249406804822"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2298553621693198718"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918764586909254930" text:style-name="L156">
        <text:list-item>
          <text:p text:style-name="P253">Enemy ability/passive updates</text:p>
          <text:list>
            <text:list-item>
              <text:p text:style-name="P253">Necromancer </text:p>
            </text:list-item>
          </text:list>
        </text:list-item>
      </text:list>
      <text:list xml:id="list687978269975271642" text:style-name="L157">
        <text:list-item>
          <text:p text:style-name="P254">Warrior</text:p>
        </text:list-item>
      </text:list>
      <text:p text:style-name="P13"/>
      <text:p text:style-name="P11">Sprint 72: General game changes / experimentation (completed 26/12/19)</text:p>
      <text:list xml:id="list5534781236747593751"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7665997907104211876"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8387412703590414177"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913971340927838633" text:style-name="L161">
        <text:list-item>
          <text:p text:style-name="P258">Remove artifacts system for now DONE</text:p>
        </text:list-item>
      </text:list>
      <text:list xml:id="list4103693659362130543"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4050435248220353722"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6116855833196077845"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1898377131972435891"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2751271762766922868"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6436906045796185481"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2052556143821826714" text:style-name="L168">
        <text:list-item>
          <text:p text:style-name="P265">Play test map/tile changes and debug DONE</text:p>
        </text:list-item>
      </text:list>
      <text:p text:style-name="P13"/>
      <text:p text:style-name="P11">Sprint 74: Redesign and Brainstorming (completed 8/1/2020)</text:p>
      <text:list xml:id="list7374586940214501235"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1882242188352883885"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3533657301120083838"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393484527805290706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3274486413571139539"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1550628341692530885"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8346802692115804380"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668097693899764905"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6537753771586909696"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807054592462705131"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6563089793903383747"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3396527114972913577"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5785472563259848329" text:style-name="L181">
        <text:list-item>
          <text:p text:style-name="P164">Cyromancy</text:p>
        </text:list-item>
      </text:list>
      <text:list xml:id="list41584300" text:continue-list="list3396527114972913577"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1695287853054984848"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6523989544517229177"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5559791942201820725"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1092542101478068554"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19257280872596512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1954492131077320828"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41593675"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64207497989993496"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9125829878319059259"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5621849373944080682"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3954928904271087840"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5240757612971882782"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925871629618364577"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4863791760915385149"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4466144542396155610"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8111988359152157767"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7384669561473534494"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2400102574407831744"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2428877235805252800"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1452959449699625596"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2715512446932000699" text:style-name="L201">
        <text:list-item>
          <text:p text:style-name="P271">Components</text:p>
          <text:list>
            <text:list-item>
              <text:p text:style-name="P271">image</text:p>
            </text:list-item>
            <text:list-item>
              <text:p text:style-name="P271">button</text:p>
            </text:list-item>
          </text:list>
        </text:list-item>
      </text:list>
      <text:list xml:id="list1503549452321078965"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4381402902413851785"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5350992861177032936"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1709550269074844814" text:style-name="L205">
        <text:list-item>
          <text:p text:style-name="P275">talentPointsText (TMP)</text:p>
        </text:list-item>
        <text:list-item>
          <text:p text:style-name="P275">talentPoints (int)</text:p>
        </text:list-item>
      </text:list>
      <text:list xml:id="list2430053867102421037"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3451374679550075948" text:style-name="L207">
        <text:list-item>
          <text:p text:style-name="P277">the plus button for each class will have the characterData method IncreaseSkillPoint(string className) imbedded into the button component</text:p>
        </text:list-item>
      </text:list>
      <text:list xml:id="list4641130057377885222"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6148389871982487306"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1645795499496619064"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8246856451993788214"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8922704483205797211"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1521721579559278889"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 (completed 27/1/2020)</text:p>
      <text:list xml:id="list4191085963566926391"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4361820004995158541"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3901957605966670579"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7007422902242658346" text:style-name="L217">
        <text:list-item>
          <text:p text:style-name="P287">Armor </text:p>
          <text:list>
            <text:list-item>
              <text:p text:style-name="P287">Make a unique set for each preset DONE</text:p>
            </text:list-item>
          </text:list>
        </text:list-item>
      </text:list>
      <text:p text:style-name="P13"/>
      <text:p text:style-name="P12"/>
      <text:p text:style-name="P11">Sprint 79: Main menu Rework / Build your team screen (TEMPORARY SOLUTION) (completed 27/1/2020)</text:p>
      <text:list xml:id="list1938958900969800484"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4486023735482526489"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169846169071577697" text:style-name="L220">
        <text:list-item>
          <text:p text:style-name="P290">Menu Character Script details</text:p>
          <text:list>
            <text:list-item>
              <text:p text:style-name="P290">button/ipointer enter component so character can be selected</text:p>
            </text:list-item>
            <text:list-item>
              <text:p text:style-name="P290">info panel visual parent</text:p>
            </text:list-item>
            <text:list-item>
              <text:p text:style-name="P290">glow out line to afford mouse over knowledge to player (or make color brighter)</text:p>
            </text:list-item>
            <text:list-item>
              <text:p text:style-name="P290">description text</text:p>
            </text:list-item>
            <text:list-item>
              <text:p text:style-name="P290">attributes text</text:p>
            </text:list-item>
            <text:list-item>
              <text:p text:style-name="P290">left and right buttons for cycling class</text:p>
            </text:list-item>
            <text:list-item>
              <text:p text:style-name="P290">reference to each ability/passive button</text:p>
              <text:list>
                <text:list-item>
                  <text:p text:style-name="P290">each button needs its own script probably, so it can build its info panel from abilityDataSO</text:p>
                </text:list-item>
              </text:list>
            </text:list-item>
          </text:list>
        </text:list-item>
      </text:list>
      <text:list xml:id="list1699786497268030346" text:style-name="L221">
        <text:list-item>
          <text:p text:style-name="P291">Character Preset Descriptions</text:p>
          <text:list>
            <text:list-item>
              <text:p text:style-name="P291">Knight</text:p>
              <text:list>
                <text:list-item>
                  <text:p text:style-name="P291">Equipted with a sword and shield, the Knight excel at melee combat, protecting allies and absorbing immense amounts of damage. </text:p>
                </text:list-item>
              </text:list>
            </text:list-item>
            <text:list-item>
              <text:p text:style-name="P291">Barbarian</text:p>
              <text:list>
                <text:list-item>
                  <text:p text:style-name="P291">The Barbarian lives for the thrill of battle. Capable of dealing huge damage to large groups of enemies in melee, they become stronger the longer the battle rages on.</text:p>
                </text:list-item>
              </text:list>
            </text:list-item>
            <text:list-item>
              <text:p text:style-name="P291">Spell Blade</text:p>
              <text:list>
                <text:list-item>
                  <text:p text:style-name="P291">The Spell Blade balances ranged magical attacks with brutal melee attacks. Able to adapt to a variety of tactical situations, Spell Blade's are always dangerous.</text:p>
                </text:list-item>
              </text:list>
            </text:list-item>
            <text:list-item>
              <text:p text:style-name="P291">Mage</text:p>
              <text:list>
                <text:list-item>
                  <text:p text:style-name="P291">The Mage destroys its enemies from afar with the power of fire and frost. Mage's excel at keeping their distance from the fray with a variety of tricks.</text:p>
                </text:list-item>
              </text:list>
            </text:list-item>
            <text:list-item>
              <text:p text:style-name="P291">Shadow Blade</text:p>
              <text:list>
                <text:list-item>
                  <text:p text:style-name="P291">Striking from the shadows, the Shadow Blade is capable of dealing massive damage to a single target in melee combat, before quickly retreating to safety.</text:p>
                </text:list-item>
              </text:list>
            </text:list-item>
            <text:list-item>
              <text:p text:style-name="P291">Rogue</text:p>
              <text:list>
                <text:list-item>
                  <text:p text:style-name="P291">Rogue's love a good scrap. Capable of killing even the mightest foes with a mix of poisons, melee attacks and trickery, Rogue's excel at taking down enemy melee fighters.</text:p>
                </text:list-item>
              </text:list>
            </text:list-item>
            <text:list-item>
              <text:p text:style-name="P291">Priest</text:p>
              <text:list>
                <text:list-item>
                  <text:p text:style-name="P291"><text:soft-page-break/>The Priest balances the power of darkness and light to support its allies and defeat its foes. Capable in almost any role, the Priest is an asset to any party.</text:p>
                </text:list-item>
              </text:list>
            </text:list-item>
            <text:list-item>
              <text:p text:style-name="P291">Monk</text:p>
              <text:list>
                <text:list-item>
                  <text:p text:style-name="P291">Monk's can always be found in the thick of battle, supporting allies and cutting down enemies with a variety of melee attacks and fire spells.</text:p>
                </text:list-item>
              </text:list>
            </text:list-item>
            <text:list-item>
              <text:p text:style-name="P291">Paladin</text:p>
              <text:list>
                <text:list-item>
                  <text:p text:style-name="P291">The Paladin excels at supporting and protect allies, as well as absorbing large amounts of damage. </text:p>
                </text:list-item>
              </text:list>
            </text:list-item>
            <text:list-item>
              <text:p text:style-name="P291">Wayfarer</text:p>
              <text:list>
                <text:list-item>
                  <text:p text:style-name="P291">The Wayfarer balances deadly ranged attacks with a variety team support abilities, making them a highly versatile threat.</text:p>
                </text:list-item>
              </text:list>
            </text:list-item>
            <text:list-item>
              <text:p text:style-name="P291">Marksman</text:p>
              <text:list>
                <text:list-item>
                  <text:p text:style-name="P291">The Marksman tracks it foes and waits patiently for the right moment to devastate enemies with a variety of ranged attacks.</text:p>
                </text:list-item>
              </text:list>
            </text:list-item>
            <text:list-item>
              <text:p text:style-name="P291">Warlock</text:p>
              <text:list>
                <text:list-item>
                  <text:p text:style-name="P291">The Warlock revels in death, capable of crippling enemies from afar with a variety of debuffs, poisons and spell attacks.</text:p>
                </text:list-item>
              </text:list>
            </text:list-item>
          </text:list>
        </text:list-item>
      </text:list>
      <text:list xml:id="list5634152892897903091" text:style-name="L222">
        <text:list-item>
          <text:p text:style-name="P292">create random character preset / views in universal character model</text:p>
        </text:list-item>
        <text:list-item>
          <text:p text:style-name="P292">create logic for starting new game selected characters</text:p>
        </text:list-item>
        <text:list-item>
          <text:p text:style-name="P292">create logic the alters character data in game scene based on character selections (place items, learning passives/abilities, invest attribute points, etc)</text:p>
        </text:list-item>
      </text:list>
      <text:p text:style-name="P13"/>
      <text:p text:style-name="P13"/>
      <text:p text:style-name="P12">Sprint Order</text:p>
      <text:p text:style-name="P13">Sprint ??: Finalize enemy designs, Update enemies, add new enemies</text:p>
      <text:list xml:id="list2410616807644195155" text:style-name="L224">
        <text:list-item>
          <text:p text:style-name="P294">finalize every enemies details design wise</text:p>
        </text:list-item>
        <text:list-item>
          <text:p text:style-name="P294">rework old AI logic, add new ai logic</text:p>
        </text:list-item>
        <text:list-item>
          <text:p text:style-name="P294">implement universal model to all enemies</text:p>
        </text:list-item>
      </text:list>
      <text:p text:style-name="P13">Sprint ??: Enemy Info Panels</text:p>
      <text:p text:style-name="P13">Sprint ??: State system updates / overhaul</text:p>
      <text:p text:style-name="P13">Sprint ??: Camp site Updates</text:p>
      <text:p text:style-name="P13"><text:soft-page-break/>Sprint ??: Treasure room updates</text:p>
      <text:p text:style-name="P13">Sprint ??: Shop encounter updates</text:p>
      <text:p text:style-name="P13">Sprint ??: World map updates</text:p>
      <text:p text:style-name="P13">Sprint ??: Ability Book System / Update shop / update character data abilities page</text:p>
      <text:p text:style-name="P13">Sprint ??: Consumables system/ update shop / update loot rewards</text:p>
      <text:p text:style-name="P13">Sprint ??: Mystery Events / World map updates</text:p>
      <text:p text:style-name="P13">Sprint ??: Main menu Rework / Build your team screen (PERMANENT SOLUTION SOLUTION)</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Sprint ??: Text logic updates (update how abilities and passive info panels get there data / set the their text properties</text:p>
      <text:p text:style-name="P13"/>
      <text:list xml:id="list6988227874096452483" text:style-name="L225">
        <text:list-item>
          <text:list>
            <text:list-item>
              <text:list>
                <text:list-header>
                  <text:p text:style-name="P295"/>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text:soft-page-break/>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935165785092941548" text:style-name="L226">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6357056486910938312" text:style-name="L227">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text:soft-page-break/>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3901062964894893928" text:style-name="L228">
        <text:list-item>
          <text:p text:style-name="P227">Redesign game plot and back story</text:p>
          <text:list>
            <text:list-item>
              <text:p text:style-name="P227">What is the mission? The problem? Who is/are the villains?</text:p>
            </text:list-item>
          </text:list>
        </text:list-item>
      </text:list>
      <text:list xml:id="list3869812739306855793" text:style-name="L229">
        <text:list-item>
          <text:p text:style-name="P228">Redesign defenders and abilities</text:p>
          <text:list>
            <text:list-item>
              <text:p text:style-name="P228">choose starting 4 gods and abilities</text:p>
            </text:list-item>
          </text:list>
        </text:list-item>
      </text:list>
      <text:list xml:id="list7883464725585218878" text:style-name="L230">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797107825260820175" text:style-name="L231">
        <text:list-item>
          <text:p text:style-name="P179">Implement some more tile types</text:p>
        </text:list-item>
        <text:list-item>
          <text:p text:style-name="P179">Implement Ai logic for taking advantage of different tile types</text:p>
        </text:list-item>
        <text:list-item>
          <text:p text:style-name="P179">Implement randomly generated world/hexagon types DONE</text:p>
        </text:list-item>
      </text:list>
      <text:p text:style-name="P2">Items/Loot</text:p>
      <text:list xml:id="list3622485676612618392" text:style-name="L232">
        <text:list-item>
          <text:p text:style-name="P180">Implement more items</text:p>
        </text:list-item>
        <text:list-item>
          <text:p text:style-name="P180">implement item rarity + drop chance </text:p>
        </text:list-item>
      </text:list>
      <text:p text:style-name="P2">Enemies</text:p>
      <text:list xml:id="list6531539651243024451" text:style-name="L233">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text:soft-page-break/>implement stealth/camoflagued + mega stealth/perma stealth/ invisbile</text:p>
            </text:list-item>
          </text:list>
        </text:list-item>
      </text:list>
      <text:p text:style-name="P1"/>
      <text:p text:style-name="P4">Remaining systems (7/22/19)</text:p>
      <text:list xml:id="list8630969612205290857" text:style-name="L234">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5893829901694863238" text:style-name="L235">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2970766039316600730" text:style-name="L236">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text:soft-page-break/></text:p>
      <text:list xml:id="list5707395294246048543" text:style-name="L237">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2795129524136179582" text:style-name="L238">
        <text:list-item>
          <text:p text:style-name="P234">the same mystery event cant appear more then once during a run</text:p>
          <text:p text:style-name="P234"/>
        </text:list-item>
      </text:list>
      <text:p text:style-name="P1"/>
      <text:list xml:id="list446345136680527744" text:style-name="L239">
        <text:list-item>
          <text:p text:style-name="P235">Shop/Village Event</text:p>
          <text:list>
            <text:list-item>
              <text:p text:style-name="P235">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5918231782007089462" text:style-name="L240">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4279166107745370876" text:style-name="L241">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text:soft-page-break/>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345851409438385495" text:style-name="L242">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3039165743826525746" text:style-name="L243">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text:soft-page-break/>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41595921" text:continue-list="list4392822289832088151"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125701572651225160" text:style-name="L244">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health increases make the font green, health loses make the font red</text:p>
                </text:list-item>
              </text:list>
            </text:list-item>
          </text:list>
        </text:list-item>
      </text:list>
      <text:list xml:id="list2441580463340273541" text:style-name="L245">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9037841411279350289" text:style-name="L246">
        <text:list-item>
          <text:p text:style-name="P187"><text:soft-page-break/>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41581229" text:continue-list="list2214994486914532224"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5285949842103292712" text:style-name="L247">
        <text:list-item>
          <text:p text:style-name="P188">create a visuals/tiles/background surronding the tiles</text:p>
          <text:list>
            <text:list-item>
              <text:p text:style-name="P188">could use water tiles to make a BG.</text:p>
            </text:list-item>
          </text:list>
        </text:list-item>
      </text:list>
      <text:list xml:id="list6043729955159226633" text:style-name="L248">
        <text:list-item>
          <text:p text:style-name="P189">possibly need to implement cinemachine camera system, and rewatch the tutorial from 2d course</text:p>
        </text:list-item>
      </text:list>
      <text:p text:style-name="P2">Characters</text:p>
      <text:list xml:id="list2407774487177166360" text:style-name="L249">
        <text:list-item>
          <text:p text:style-name="P190">Design/Implement two more playable classes</text:p>
        </text:list-item>
      </text:list>
      <text:p text:style-name="P2">Events</text:p>
      <text:list xml:id="list4104065875099331976" text:style-name="L250">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41580634" text:continue-list="list5285949842103292712" text:style-name="L247">
        <text:list-header>
          <text:p text:style-name="P188"/>
          <text:p text:style-name="P188"/>
          <text:p text:style-name="P188">Andrei play test notes</text:p>
        </text:list-header>
      </text:list>
      <text:list xml:id="list5575898750889861021" text:style-name="L251">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4859317570591912744" text:style-name="L252">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text:soft-page-break/>Rest Site Event</text:p>
      <text:list xml:id="list2472384677846301890" text:style-name="L253">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6078434916245203328" text:style-name="L254">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1224263678312147729" text:style-name="L255">
        <text:list-item>
          <text:p text:style-name="P196">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text:soft-page-break/>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2164740594973690424" text:style-name="L256">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1844000001911245029" text:style-name="L257">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668359349074587888" text:style-name="L258">
        <text:list-item>
          <text:p text:style-name="P199">Second Wind: Characters below 50% hp start combat with +2 strength and wisdom</text:p>
        </text:list-item>
        <text:list-item>
          <text:p text:style-name="P199">Cannibalistic: Characters heal +5hp at the end of combat</text:p>
        </text:list-item>
      </text:list>
      <text:p text:style-name="P2"><text:soft-page-break/></text:p>
      <text:p text:style-name="P2"/>
      <text:p text:style-name="P2">Final Artifacts List</text:p>
      <text:list xml:id="list3803483041886613862" text:style-name="L259">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energy DONE</text:p>
                </text:list-item>
                <text:list-item>
                  <text:p text:style-name="P200">mobility DONE</text:p>
                </text:list-item>
              </text:list>
            </text:list-item>
          </text:list>
        </text:list-item>
      </text:list>
      <text:p text:style-name="P2"/>
      <text:list xml:id="list41578641" text:continue-numbering="true" text:style-name="L259">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text:soft-page-break/>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8763737002531310823" text:style-name="L260">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text:soft-page-break/>Story Event Code Ideas</text:p>
      <text:p text:style-name="P2">New Scripts</text:p>
      <text:list xml:id="list4035712157351825914" text:style-name="L261">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755363722204739152" text:style-name="L262">
        <text:list-item>
          <text:p text:style-name="P203">StoryEventScreen</text:p>
        </text:list-item>
        <text:list-item>
          <text:p text:style-name="P203">StoryEventButton</text:p>
        </text:list-item>
      </text:list>
      <text:p text:style-name="P2">Basic UI ideas</text:p>
      <text:list xml:id="list369508494049692545" text:style-name="L263">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text:soft-page-break/>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1411625340671457632" text:style-name="L264">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3332772345124943883" text:style-name="L265">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text:soft-page-break/>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6789830354043545131" text:style-name="L266">
        <text:list-item>
          <text:p text:style-name="P241">Design Notes / Sprint Overview</text:p>
        </text:list-item>
      </text:list>
      <text:list xml:id="list1080899273939750503" text:style-name="L267">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text:soft-page-break/>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9159329029694175042" text:style-name="L268">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7978352552533139976" text:style-name="L269">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6060030474092793662" text:style-name="L270">
        <text:list-item>
          <text:p text:style-name="P210">Create new talent button prefabs</text:p>
        </text:list-item>
        <text:list-item>
          <text:p text:style-name="P210"><text:soft-page-break/>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7374130633231452823" text:style-name="L271">
        <text:list-item>
          <text:p text:style-name="P211">Find / Create background animations or image for main menu</text:p>
        </text:list-item>
        <text:list-item>
          <text:p text:style-name="P211">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2610672687933987528" text:style-name="L272">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8032194014563973163" text:style-name="L273">
        <text:list-item>
          <text:p text:style-name="P213">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text:soft-page-break/></text:p>
      <text:p text:style-name="P2">Melee ability process</text:p>
      <text:list xml:id="list3507220170528028404" text:style-name="L274">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7T21:37:28.21</dc:date>
    <dc:creator>will black</dc:creator>
    <meta:editing-duration>P36DT10H59M34S</meta:editing-duration>
    <meta:editing-cycles>972</meta:editing-cycles>
    <meta:generator>OpenOffice/4.1.6$Win32 OpenOffice.org_project/416m1$Build-9790</meta:generator>
    <meta:document-statistic meta:table-count="0" meta:image-count="0" meta:object-count="0" meta:page-count="80" meta:paragraph-count="2097" meta:word-count="15836" meta:character-count="89968"/>
  </office:meta>
</office:document-meta>
</file>